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4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8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0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3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4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5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5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8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33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3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4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2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4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9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0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2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3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6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8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8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9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8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27T14:17:46.830692810</dc:date>
    <meta:editing-duration>P56DT20H13M59S</meta:editing-duration>
    <meta:editing-cycles>1325</meta:editing-cycles>
    <meta:generator>LibreOffice/5.1.6.2$Linux_X86_64 LibreOffice_project/10m0$Build-2</meta:generator>
    <dc:creator>James Petts</dc:creator>
    <meta:document-statistic meta:table-count="3" meta:cell-count="4275" meta:object-count="0"/>
  </office:meta>
</office:document-meta>
</file>